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 style:master-page-name="MP0">
      <style:table-properties style:width="17cm" fo:margin-left="0cm" style:page-number="auto" table:align="left"/>
    </style:style>
    <style:style style:name="Table1.A" style:family="table-column">
      <style:table-column-properties style:column-width="2.598cm"/>
    </style:style>
    <style:style style:name="Table1.B" style:family="table-column">
      <style:table-column-properties style:column-width="7.696cm"/>
    </style:style>
    <style:style style:name="Table1.C" style:family="table-column">
      <style:table-column-properties style:column-width="6.70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none" style:writing-mode="lr-tb"/>
    </style:style>
    <style:style style:name="Table1.C6" style:family="table-cell">
      <style:table-cell-properties fo:padding="0.097cm" fo:border-left="0.25pt solid #000000" fo:border-right="0.25pt solid #000000" fo:border-top="none" fo:border-bottom="none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language="de" fo:country="CH"/>
    </style:style>
    <style:style style:name="P4" style:family="paragraph" style:parent-style-name="Table_20_Contents">
      <style:text-properties fo:language="de" fo:country="CH" officeooo:rsid="000cb5c6" officeooo:paragraph-rsid="000cb5c6"/>
    </style:style>
    <style:style style:name="P5" style:family="paragraph" style:parent-style-name="Table_20_Contents">
      <style:text-properties officeooo:rsid="000cb5c6" officeooo:paragraph-rsid="000cb5c6"/>
    </style:style>
    <style:style style:name="P6" style:family="paragraph" style:parent-style-name="Standard">
      <style:text-properties fo:language="de" fo:country="CH"/>
    </style:style>
    <style:style style:name="P7" style:family="paragraph" style:parent-style-name="Table_20_Contents">
      <style:text-properties fo:language="de" fo:country="CH"/>
    </style:style>
    <style:style style:name="P8" style:family="paragraph" style:parent-style-name="Table_20_Contents">
      <style:text-properties fo:language="de" fo:country="CH" officeooo:rsid="000fec81" officeooo:paragraph-rsid="000fec81"/>
    </style:style>
    <style:style style:name="P9" style:family="paragraph" style:parent-style-name="Table_20_Contents">
      <style:text-properties fo:language="de" fo:country="CH" officeooo:rsid="001145bf" officeooo:paragraph-rsid="001145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826308289472">
          <table:table-cell table:style-name="Table1.A1" office:value-type="string">
            <text:p text:style-name="P1">Befehl</text:p>
          </table:table-cell>
          <table:table-cell table:style-name="Table1.A1" office:value-type="string">
            <text:p text:style-name="P2">Parameter</text:p>
          </table:table-cell>
          <table:table-cell table:style-name="Table1.C1" office:value-type="string">
            <text:p text:style-name="P2">Bedeutung</text:p>
          </table:table-cell>
        </table:table-row>
        <table:table-row table:style-name="TableLine1826308287568">
          <table:table-cell table:style-name="Table1.A2" office:value-type="string">
            <text:p text:style-name="Table_20_Contents">QUIT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Table_20_Contents">User Logout von Server</text:p>
          </table:table-cell>
        </table:table-row>
        <table:table-row table:style-name="TableLine1826308281040">
          <table:table-cell table:style-name="Table1.A2" office:value-type="string">
            <text:p text:style-name="Table_20_Contents">EXIT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P3">Aktuelles Spiel verlassen, in die Lobby zurückkehren</text:p>
          </table:table-cell>
        </table:table-row>
        <table:table-row table:style-name="TableLine1826308284032">
          <table:table-cell table:style-name="Table1.A2" office:value-type="string">
            <text:p text:style-name="P5">MOVE</text:p>
          </table:table-cell>
          <table:table-cell table:style-name="Table1.A2" office:value-type="string">
            <text:p text:style-name="Table_20_Contents">Kartenwert, Murmel, New Position</text:p>
          </table:table-cell>
          <table:table-cell table:style-name="Table1.C2" office:value-type="string">
            <text:p text:style-name="P3">Übergeben von Spielzug. Als Parameter werden dabei der gewünschte Kartenwert, die Startposition der Murmel, die man bewegen möchte, sowie die neue Position der Murmel angegeben.</text:p>
          </table:table-cell>
        </table:table-row>
        <table:table-row table:style-name="TableLine1826308291104">
          <table:table-cell table:style-name="Table1.A2" office:value-type="string">
            <text:p text:style-name="P3">CTTP</text:p>
          </table:table-cell>
          <table:table-cell table:style-name="Table1.A2" office:value-type="string">
            <text:p text:style-name="P3">Karte, Spielpartner</text:p>
          </table:table-cell>
          <table:table-cell table:style-name="Table1.C2" office:value-type="string">
            <text:p text:style-name="P3">Die gewünschte Karte wird an den Teampartner weitergegeben.</text:p>
          </table:table-cell>
        </table:table-row>
        <table:table-row table:style-name="TableLine1826308291648">
          <table:table-cell table:style-name="Table1.A6" office:value-type="string">
            <text:p text:style-name="P3">HELP</text:p>
          </table:table-cell>
          <table:table-cell table:style-name="Table1.A6" office:value-type="string">
            <text:p text:style-name="P3">-</text:p>
          </table:table-cell>
          <table:table-cell table:style-name="Table1.C6" office:value-type="string">
            <text:p text:style-name="P3">Spielanleitung aufrufen. </text:p>
          </table:table-cell>
        </table:table-row>
        <table:table-row table:style-name="TableLine1826308283488">
          <table:table-cell table:style-name="Table1.A2" office:value-type="string">
            <text:p text:style-name="P8">ANEW</text:p>
          </table:table-cell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P8">Bitte nach Verbindungsproblemen o.ä. den Status des Spiels zu übermitteln</text:p>
          </table:table-cell>
        </table:table-row>
        <table:table-row table:style-name="TableLine1826308283488">
          <table:table-cell table:style-name="Table1.A2" office:value-type="string">
            <text:p text:style-name="P9">TURN</text:p>
          </table:table-cell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P9">Fragen, wer am Zug ist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it" fo:country="CH" fo:font-style="normal" style:text-underline-style="none" fo:font-weight="normal" style:letter-kerning="true" style:font-name-asian="Source Han Sans CN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it" fo:country="CH" fo:font-style="normal" style:text-underline-style="none" fo:font-weight="normal" style:letter-kerning="true" fo:background-color="transparent" style:font-name-asian="Source Han Sans CN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21-03-23T16:44:00Z</meta:creation-date>
    <dc:date>2021-03-30T12:53:45.441000000</dc:date>
    <meta:editing-cycles>4</meta:editing-cycles>
    <meta:editing-duration>PT7H24M26S</meta:editing-duration>
    <meta:document-statistic meta:table-count="1" meta:image-count="0" meta:object-count="0" meta:page-count="1" meta:paragraph-count="24" meta:word-count="82" meta:character-count="538" meta:non-whitespace-character-count="479"/>
    <meta:template xlink:type="simple" xlink:actuate="onRequest" xlink:title="" xlink:href="../JDogs_Protocol.odt/Normal.dotm"/>
  </office:meta>
</office:document-meta>
</file>